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5ce9" officeooo:paragraph-rsid="001d5ce9"/>
    </style:style>
    <style:style style:name="P2" style:family="paragraph" style:parent-style-name="Standard">
      <style:text-properties officeooo:rsid="001dd586" officeooo:paragraph-rsid="001dd586"/>
    </style:style>
    <style:style style:name="P3" style:family="paragraph" style:parent-style-name="Standard">
      <style:text-properties officeooo:rsid="001dd586" officeooo:paragraph-rsid="001dd934"/>
    </style:style>
    <style:style style:name="P4" style:family="paragraph" style:parent-style-name="Standard">
      <style:text-properties officeooo:rsid="00223f52" officeooo:paragraph-rsid="00223f52"/>
    </style:style>
    <style:style style:name="P5" style:family="paragraph" style:parent-style-name="Standard">
      <style:text-properties officeooo:rsid="00223f52" officeooo:paragraph-rsid="0024aac0"/>
    </style:style>
    <style:style style:name="P6" style:family="paragraph" style:parent-style-name="Standard">
      <style:text-properties officeooo:rsid="0026e0fe" officeooo:paragraph-rsid="0026e0fe"/>
    </style:style>
    <style:style style:name="P7" style:family="paragraph" style:parent-style-name="Standard">
      <style:text-properties officeooo:rsid="0027d655" officeooo:paragraph-rsid="0027d655"/>
    </style:style>
    <style:style style:name="P8" style:family="paragraph" style:parent-style-name="Standard">
      <style:text-properties officeooo:rsid="00287040" officeooo:paragraph-rsid="00287040"/>
    </style:style>
    <style:style style:name="P9" style:family="paragraph" style:parent-style-name="Standard">
      <style:text-properties officeooo:rsid="002e6b2b" officeooo:paragraph-rsid="002e6b2b"/>
    </style:style>
    <style:style style:name="P10" style:family="paragraph" style:parent-style-name="Standard">
      <style:text-properties officeooo:rsid="002f5ac5" officeooo:paragraph-rsid="002f5ac5"/>
    </style:style>
    <style:style style:name="P11" style:family="paragraph" style:parent-style-name="Standard">
      <style:text-properties officeooo:rsid="002f5ac5" officeooo:paragraph-rsid="002fce2a"/>
    </style:style>
    <style:style style:name="P12" style:family="paragraph" style:parent-style-name="Standard">
      <style:text-properties officeooo:rsid="002fce2a" officeooo:paragraph-rsid="002fce2a"/>
    </style:style>
    <style:style style:name="P13" style:family="paragraph" style:parent-style-name="Standard">
      <style:text-properties officeooo:rsid="0032722f" officeooo:paragraph-rsid="0032722f"/>
    </style:style>
    <style:style style:name="P14" style:family="paragraph" style:parent-style-name="Standard">
      <style:text-properties officeooo:rsid="0032e01f" officeooo:paragraph-rsid="0032722f"/>
    </style:style>
    <style:style style:name="P15" style:family="paragraph" style:parent-style-name="Standard">
      <style:text-properties officeooo:rsid="0032e01f" officeooo:paragraph-rsid="0032e01f"/>
    </style:style>
    <style:style style:name="P16" style:family="paragraph" style:parent-style-name="Standard">
      <style:text-properties officeooo:rsid="00344374" officeooo:paragraph-rsid="00344374"/>
    </style:style>
    <style:style style:name="P17" style:family="paragraph" style:parent-style-name="Standard">
      <style:text-properties officeooo:rsid="00358abf" officeooo:paragraph-rsid="00358abf"/>
    </style:style>
    <style:style style:name="P18" style:family="paragraph" style:parent-style-name="Standard">
      <style:text-properties officeooo:rsid="00358abf" officeooo:paragraph-rsid="00358ebd"/>
    </style:style>
    <style:style style:name="P19" style:family="paragraph" style:parent-style-name="Standard">
      <style:text-properties officeooo:rsid="0037a164" officeooo:paragraph-rsid="0037a164"/>
    </style:style>
    <style:style style:name="P20" style:family="paragraph" style:parent-style-name="Standard">
      <style:text-properties officeooo:rsid="0037a164" officeooo:paragraph-rsid="0038436a"/>
    </style:style>
    <style:style style:name="P21" style:family="paragraph" style:parent-style-name="Standard">
      <style:text-properties officeooo:rsid="003f4c58" officeooo:paragraph-rsid="003f4c58"/>
    </style:style>
    <style:style style:name="P22" style:family="paragraph" style:parent-style-name="Standard">
      <style:text-properties officeooo:rsid="003f4c58" officeooo:paragraph-rsid="003f9e0f"/>
    </style:style>
    <style:style style:name="P23" style:family="paragraph" style:parent-style-name="Standard">
      <style:text-properties officeooo:rsid="003f9e0f" officeooo:paragraph-rsid="003f9e0f"/>
    </style:style>
    <style:style style:name="P24" style:family="paragraph" style:parent-style-name="Standard">
      <style:text-properties officeooo:rsid="0041acc4" officeooo:paragraph-rsid="0041acc4"/>
    </style:style>
    <style:style style:name="P25" style:family="paragraph" style:parent-style-name="Standard">
      <style:text-properties officeooo:rsid="00454c1c" officeooo:paragraph-rsid="00454c1c"/>
    </style:style>
    <style:style style:name="P26" style:family="paragraph" style:parent-style-name="Standard">
      <style:text-properties officeooo:rsid="00454c1c" officeooo:paragraph-rsid="004f1761"/>
    </style:style>
    <style:style style:name="P27" style:family="paragraph" style:parent-style-name="Standard">
      <style:text-properties officeooo:rsid="00459447" officeooo:paragraph-rsid="00459447"/>
    </style:style>
    <style:style style:name="P28" style:family="paragraph" style:parent-style-name="Standard">
      <style:text-properties officeooo:rsid="00497cd5" officeooo:paragraph-rsid="00497cd5"/>
    </style:style>
    <style:style style:name="P29" style:family="paragraph" style:parent-style-name="Standard">
      <style:text-properties officeooo:rsid="004a5230" officeooo:paragraph-rsid="004a5230"/>
    </style:style>
    <style:style style:name="P30" style:family="paragraph" style:parent-style-name="Standard">
      <style:text-properties officeooo:rsid="004f78ea" officeooo:paragraph-rsid="004f78ea"/>
    </style:style>
    <style:style style:name="P31" style:family="paragraph" style:parent-style-name="Standard">
      <style:text-properties officeooo:rsid="004f78ea" officeooo:paragraph-rsid="00511791"/>
    </style:style>
    <style:style style:name="P32" style:family="paragraph" style:parent-style-name="Standard">
      <style:text-properties officeooo:rsid="004f78ea" officeooo:paragraph-rsid="005461f3"/>
    </style:style>
    <style:style style:name="P33" style:family="paragraph" style:parent-style-name="Standard">
      <style:text-properties officeooo:rsid="00526251" officeooo:paragraph-rsid="00526251"/>
    </style:style>
    <style:style style:name="P34" style:family="paragraph" style:parent-style-name="Standard">
      <style:text-properties officeooo:rsid="00536578" officeooo:paragraph-rsid="00536578"/>
    </style:style>
    <style:style style:name="P35" style:family="paragraph" style:parent-style-name="Standard">
      <style:text-properties officeooo:rsid="005461f3" officeooo:paragraph-rsid="005461f3"/>
    </style:style>
    <style:style style:name="P36" style:family="paragraph" style:parent-style-name="Standard">
      <style:text-properties officeooo:rsid="0056f8d7" officeooo:paragraph-rsid="0056f8d7"/>
    </style:style>
    <style:style style:name="P37" style:family="paragraph" style:parent-style-name="Standard">
      <style:text-properties officeooo:rsid="0056f8d7" officeooo:paragraph-rsid="005773ea"/>
    </style:style>
    <style:style style:name="P38" style:family="paragraph" style:parent-style-name="Standard">
      <style:text-properties officeooo:rsid="0056f8d7" officeooo:paragraph-rsid="00584faf"/>
    </style:style>
    <style:style style:name="P39" style:family="paragraph" style:parent-style-name="Standard">
      <style:text-properties officeooo:rsid="0056f8d7" officeooo:paragraph-rsid="005a3402"/>
    </style:style>
    <style:style style:name="P40" style:family="paragraph" style:parent-style-name="Standard">
      <style:text-properties officeooo:rsid="005a3402" officeooo:paragraph-rsid="005a3402"/>
    </style:style>
    <style:style style:name="P41" style:family="paragraph" style:parent-style-name="Standard">
      <style:paragraph-properties fo:break-before="page"/>
      <style:text-properties officeooo:rsid="0032e01f" officeooo:paragraph-rsid="0032e01f"/>
    </style:style>
    <style:style style:name="P42" style:family="paragraph" style:parent-style-name="Standard">
      <style:text-properties officeooo:rsid="001dd586" officeooo:paragraph-rsid="001dd934"/>
    </style:style>
    <style:style style:name="P43" style:family="paragraph" style:parent-style-name="Standard">
      <style:text-properties officeooo:rsid="001dd586" officeooo:paragraph-rsid="00680f40"/>
    </style:style>
    <style:style style:name="P44" style:family="paragraph" style:parent-style-name="Standard">
      <style:text-properties officeooo:rsid="0038436a" officeooo:paragraph-rsid="0038436a"/>
    </style:style>
    <style:style style:name="P45" style:family="paragraph" style:parent-style-name="Standard">
      <style:text-properties officeooo:rsid="0038436a" officeooo:paragraph-rsid="003a225e"/>
    </style:style>
    <style:style style:name="P46" style:family="paragraph" style:parent-style-name="Standard">
      <style:text-properties officeooo:rsid="0038436a" officeooo:paragraph-rsid="003abe48"/>
    </style:style>
    <style:style style:name="P47" style:family="paragraph" style:parent-style-name="Standard">
      <style:text-properties officeooo:rsid="0038436a" officeooo:paragraph-rsid="003d576d"/>
    </style:style>
    <style:style style:name="P48" style:family="paragraph" style:parent-style-name="Standard">
      <style:text-properties officeooo:rsid="003a225e" officeooo:paragraph-rsid="0038436a"/>
    </style:style>
    <style:style style:name="P49" style:family="paragraph" style:parent-style-name="Standard">
      <style:text-properties officeooo:rsid="003d576d" officeooo:paragraph-rsid="0038436a"/>
    </style:style>
    <style:style style:name="P50" style:family="paragraph" style:parent-style-name="Standard">
      <style:text-properties officeooo:paragraph-rsid="00680f40"/>
    </style:style>
    <style:style style:name="P51" style:family="paragraph" style:parent-style-name="Standard">
      <style:text-properties officeooo:rsid="00344374" officeooo:paragraph-rsid="00344374"/>
    </style:style>
    <style:style style:name="P52" style:family="paragraph" style:parent-style-name="Standard">
      <style:text-properties officeooo:rsid="006cda49" officeooo:paragraph-rsid="006cda49"/>
    </style:style>
    <style:style style:name="P53" style:family="paragraph" style:parent-style-name="Standard">
      <style:text-properties officeooo:paragraph-rsid="0075751a"/>
    </style:style>
    <style:style style:name="P54" style:family="paragraph" style:parent-style-name="Standard">
      <style:text-properties officeooo:paragraph-rsid="005a3402"/>
    </style:style>
    <style:style style:name="P55" style:family="paragraph" style:parent-style-name="Standard">
      <style:text-properties officeooo:rsid="00620cec" officeooo:paragraph-rsid="005a3402"/>
    </style:style>
    <style:style style:name="P56" style:family="paragraph" style:parent-style-name="Standard">
      <style:text-properties officeooo:rsid="008a57f7" officeooo:paragraph-rsid="008a57f7"/>
    </style:style>
    <style:style style:name="P57" style:family="paragraph" style:parent-style-name="Standard">
      <style:text-properties officeooo:rsid="008a57f7" officeooo:paragraph-rsid="008b64f9"/>
    </style:style>
    <style:style style:name="P58" style:family="paragraph" style:parent-style-name="Standard">
      <style:text-properties officeooo:rsid="008cc027" officeooo:paragraph-rsid="008cc027"/>
    </style:style>
    <style:style style:name="P59" style:family="paragraph" style:parent-style-name="Standard">
      <style:text-properties officeooo:rsid="008cc027" officeooo:paragraph-rsid="009082ca"/>
    </style:style>
    <style:style style:name="P60" style:family="paragraph" style:parent-style-name="Standard">
      <style:text-properties officeooo:rsid="008cc027" officeooo:paragraph-rsid="00922937"/>
    </style:style>
    <style:style style:name="P61" style:family="paragraph" style:parent-style-name="Standard">
      <style:text-properties officeooo:rsid="008cc027" officeooo:paragraph-rsid="0094ea68"/>
    </style:style>
    <style:style style:name="P62" style:family="paragraph" style:parent-style-name="Standard">
      <style:text-properties officeooo:rsid="009082ca" officeooo:paragraph-rsid="009082ca"/>
    </style:style>
    <style:style style:name="P63" style:family="paragraph" style:parent-style-name="Standard">
      <style:text-properties officeooo:rsid="00969557" officeooo:paragraph-rsid="00969557"/>
    </style:style>
    <style:style style:name="P64" style:family="paragraph" style:parent-style-name="Standard">
      <style:text-properties officeooo:rsid="00985b0d" officeooo:paragraph-rsid="00985b0d"/>
    </style:style>
    <style:style style:name="P65" style:family="paragraph" style:parent-style-name="Standard">
      <style:text-properties officeooo:rsid="00986570" officeooo:paragraph-rsid="00986570"/>
    </style:style>
    <style:style style:name="P66" style:family="paragraph" style:parent-style-name="Standard">
      <style:text-properties officeooo:rsid="009ace43" officeooo:paragraph-rsid="009ace43"/>
    </style:style>
    <style:style style:name="P67" style:family="paragraph" style:parent-style-name="Standard">
      <style:text-properties officeooo:rsid="009ace43" officeooo:paragraph-rsid="009bbb8e"/>
    </style:style>
    <style:style style:name="P68" style:family="paragraph" style:parent-style-name="Standard">
      <style:text-properties officeooo:rsid="009ace43" officeooo:paragraph-rsid="009d555c"/>
    </style:style>
    <style:style style:name="P69" style:family="paragraph" style:parent-style-name="Standard">
      <style:text-properties officeooo:rsid="009eaa46" officeooo:paragraph-rsid="009eaa46"/>
    </style:style>
    <style:style style:name="P70" style:family="paragraph" style:parent-style-name="Standard">
      <style:text-properties officeooo:rsid="009eaa46" officeooo:paragraph-rsid="009f22e3"/>
    </style:style>
    <style:style style:name="P71" style:family="paragraph" style:parent-style-name="Standard">
      <style:text-properties officeooo:rsid="00a154b7" officeooo:paragraph-rsid="00a154b7"/>
    </style:style>
    <style:style style:name="P72" style:family="paragraph" style:parent-style-name="Standard">
      <style:text-properties officeooo:rsid="00a154b7" officeooo:paragraph-rsid="00a35047"/>
    </style:style>
    <style:style style:name="P73" style:family="paragraph" style:parent-style-name="Standard">
      <style:text-properties officeooo:rsid="00a74e74" officeooo:paragraph-rsid="00a74e74"/>
    </style:style>
    <style:style style:name="P74" style:family="paragraph" style:parent-style-name="Standard">
      <style:text-properties officeooo:rsid="00a7ae1e" officeooo:paragraph-rsid="00a7ae1e"/>
    </style:style>
    <style:style style:name="T1" style:family="text">
      <style:text-properties officeooo:rsid="001dd586"/>
    </style:style>
    <style:style style:name="T2" style:family="text">
      <style:text-properties officeooo:rsid="001dd934"/>
    </style:style>
    <style:style style:name="T3" style:family="text">
      <style:text-properties officeooo:rsid="0023a45b"/>
    </style:style>
    <style:style style:name="T4" style:family="text">
      <style:text-properties officeooo:rsid="0024aac0"/>
    </style:style>
    <style:style style:name="T5" style:family="text">
      <style:text-properties officeooo:rsid="0029e773"/>
    </style:style>
    <style:style style:name="T6" style:family="text">
      <style:text-properties officeooo:rsid="002aa0c8"/>
    </style:style>
    <style:style style:name="T7" style:family="text">
      <style:text-properties officeooo:rsid="002c8fbb"/>
    </style:style>
    <style:style style:name="T8" style:family="text">
      <style:text-properties officeooo:rsid="002fce2a"/>
    </style:style>
    <style:style style:name="T9" style:family="text">
      <style:text-properties officeooo:rsid="0030c719"/>
    </style:style>
    <style:style style:name="T10" style:family="text">
      <style:text-properties officeooo:rsid="003223c6"/>
    </style:style>
    <style:style style:name="T11" style:family="text">
      <style:text-properties officeooo:rsid="00355ed8"/>
    </style:style>
    <style:style style:name="T12" style:family="text">
      <style:text-properties officeooo:rsid="00358ebd"/>
    </style:style>
    <style:style style:name="T13" style:family="text">
      <style:text-properties officeooo:rsid="0036be31"/>
    </style:style>
    <style:style style:name="T14" style:family="text">
      <style:text-properties officeooo:rsid="0038436a"/>
    </style:style>
    <style:style style:name="T15" style:family="text">
      <style:text-properties officeooo:rsid="003f9e0f"/>
    </style:style>
    <style:style style:name="T16" style:family="text">
      <style:text-properties officeooo:rsid="0040ab92"/>
    </style:style>
    <style:style style:name="T17" style:family="text">
      <style:text-properties officeooo:rsid="0040ed51"/>
    </style:style>
    <style:style style:name="T18" style:family="text">
      <style:text-properties officeooo:rsid="004298a7"/>
    </style:style>
    <style:style style:name="T19" style:family="text">
      <style:text-properties officeooo:rsid="0043e1db"/>
    </style:style>
    <style:style style:name="T20" style:family="text">
      <style:text-properties officeooo:rsid="0048ad6a"/>
    </style:style>
    <style:style style:name="T21" style:family="text">
      <style:text-properties officeooo:rsid="004a6841"/>
    </style:style>
    <style:style style:name="T22" style:family="text">
      <style:text-properties officeooo:rsid="004da8c5"/>
    </style:style>
    <style:style style:name="T23" style:family="text">
      <style:text-properties officeooo:rsid="004f1761"/>
    </style:style>
    <style:style style:name="T24" style:family="text">
      <style:text-properties officeooo:rsid="00511791"/>
    </style:style>
    <style:style style:name="T25" style:family="text">
      <style:text-properties officeooo:rsid="005120dc"/>
    </style:style>
    <style:style style:name="T26" style:family="text">
      <style:text-properties officeooo:rsid="00526251"/>
    </style:style>
    <style:style style:name="T27" style:family="text">
      <style:text-properties officeooo:rsid="005461f3"/>
    </style:style>
    <style:style style:name="T28" style:family="text">
      <style:text-properties officeooo:rsid="00552de3"/>
    </style:style>
    <style:style style:name="T29" style:family="text">
      <style:text-properties officeooo:rsid="005773ea"/>
    </style:style>
    <style:style style:name="T30" style:family="text">
      <style:text-properties officeooo:rsid="00584faf"/>
    </style:style>
    <style:style style:name="T31" style:family="text">
      <style:text-properties officeooo:rsid="005a3402"/>
    </style:style>
    <style:style style:name="T32" style:family="text">
      <style:text-properties officeooo:rsid="0064a27c"/>
    </style:style>
    <style:style style:name="T33" style:family="text">
      <style:text-properties officeooo:rsid="00680f40"/>
    </style:style>
    <style:style style:name="T34" style:family="text">
      <style:text-properties officeooo:rsid="00682cd5"/>
    </style:style>
    <style:style style:name="T35" style:family="text">
      <style:text-properties officeooo:rsid="006928fc"/>
    </style:style>
    <style:style style:name="T36" style:family="text">
      <style:text-properties officeooo:rsid="0069c582"/>
    </style:style>
    <style:style style:name="T37" style:family="text">
      <style:text-properties officeooo:rsid="006c3f8a"/>
    </style:style>
    <style:style style:name="T38" style:family="text">
      <style:text-properties officeooo:rsid="006cda49"/>
    </style:style>
    <style:style style:name="T39" style:family="text">
      <style:text-properties officeooo:rsid="007246b5"/>
    </style:style>
    <style:style style:name="T40" style:family="text">
      <style:text-properties officeooo:rsid="007600d7"/>
    </style:style>
    <style:style style:name="T41" style:family="text">
      <style:text-properties officeooo:rsid="0076c023"/>
    </style:style>
    <style:style style:name="T42" style:family="text">
      <style:text-properties officeooo:rsid="00770ba1"/>
    </style:style>
    <style:style style:name="T43" style:family="text">
      <style:text-properties officeooo:rsid="00790b27"/>
    </style:style>
    <style:style style:name="T44" style:family="text">
      <style:text-properties officeooo:rsid="00793901"/>
    </style:style>
    <style:style style:name="T45" style:family="text">
      <style:text-properties officeooo:rsid="007a3f10"/>
    </style:style>
    <style:style style:name="T46" style:family="text">
      <style:text-properties officeooo:rsid="007cc93a"/>
    </style:style>
    <style:style style:name="T47" style:family="text">
      <style:text-properties officeooo:rsid="00804a04"/>
    </style:style>
    <style:style style:name="T48" style:family="text">
      <style:text-properties officeooo:rsid="00806cbb"/>
    </style:style>
    <style:style style:name="T49" style:family="text">
      <style:text-properties officeooo:rsid="008169a9"/>
    </style:style>
    <style:style style:name="T50" style:family="text">
      <style:text-properties officeooo:rsid="0083308d"/>
    </style:style>
    <style:style style:name="T51" style:family="text">
      <style:text-properties officeooo:rsid="0084db35"/>
    </style:style>
    <style:style style:name="T52" style:family="text">
      <style:text-properties officeooo:rsid="00862b76"/>
    </style:style>
    <style:style style:name="T53" style:family="text">
      <style:text-properties officeooo:rsid="0086da90"/>
    </style:style>
    <style:style style:name="T54" style:family="text">
      <style:text-properties officeooo:rsid="0087de3a"/>
    </style:style>
    <style:style style:name="T55" style:family="text">
      <style:text-properties officeooo:rsid="00892f63"/>
    </style:style>
    <style:style style:name="T56" style:family="text">
      <style:text-properties officeooo:rsid="008b64f9"/>
    </style:style>
    <style:style style:name="T57" style:family="text">
      <style:text-properties officeooo:rsid="008ef127"/>
    </style:style>
    <style:style style:name="T58" style:family="text">
      <style:text-properties officeooo:rsid="00922937"/>
    </style:style>
    <style:style style:name="T59" style:family="text">
      <style:text-properties officeooo:rsid="00947d9a"/>
    </style:style>
    <style:style style:name="T60" style:family="text">
      <style:text-properties officeooo:rsid="0094ea68"/>
    </style:style>
    <style:style style:name="T61" style:family="text">
      <style:text-properties officeooo:rsid="00969557"/>
    </style:style>
    <style:style style:name="T62" style:family="text">
      <style:text-properties officeooo:rsid="0096febc"/>
    </style:style>
    <style:style style:name="T63" style:family="text">
      <style:text-properties officeooo:rsid="00986570"/>
    </style:style>
    <style:style style:name="T64" style:family="text">
      <style:text-properties officeooo:rsid="009900e0"/>
    </style:style>
    <style:style style:name="T65" style:family="text">
      <style:text-properties officeooo:rsid="009bbb8e"/>
    </style:style>
    <style:style style:name="T66" style:family="text">
      <style:text-properties officeooo:rsid="009d555c"/>
    </style:style>
    <style:style style:name="T67" style:family="text">
      <style:text-properties officeooo:rsid="009f9384"/>
    </style:style>
    <style:style style:name="T68" style:family="text">
      <style:text-properties officeooo:rsid="00a35047"/>
    </style:style>
    <style:style style:name="T69" style:family="text">
      <style:text-properties officeooo:rsid="00a3b528"/>
    </style:style>
    <style:style style:name="T70" style:family="text">
      <style:text-properties officeooo:rsid="00a498dd"/>
    </style:style>
    <style:style style:name="T71" style:family="text">
      <style:text-properties officeooo:rsid="00a59886"/>
    </style:style>
    <style:style style:name="T72" style:family="text">
      <style:text-properties officeooo:rsid="00a84545"/>
    </style:style>
    <style:style style:name="T73" style:family="text">
      <style:text-properties officeooo:rsid="00a9d785"/>
    </style:style>
    <style:style style:name="T74" style:family="text">
      <style:text-properties officeooo:rsid="00620c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text:span>rintf(« &lt;Керуючий рядок&gt;»,&lt;<text:span text:style-name="T32">Список змінних</text:span>&gt;);</text:p>
      <text:p text:style-name="P1"/>
      <text:p text:style-name="P1">Керуючий рядок береться у лапки () і <text:span text:style-name="T33">являэ собою</text:span> текст разом з специфікаторами та керуючими або escape-символи для виводу інформації. </text:p>
      <text:p text:style-name="P1"/>
      <text:p text:style-name="P1"/>
      <text:p text:style-name="P50"><text:span text:style-name="T2">Прапорець — </text:span>необов'язковий<text:span text:style-name="T2"> параметр, що може набувати наступних значень: </text:span></text:p>
      <text:p text:style-name="P3">- <text:s/>числа, що виводиться вирівнюється наліво, в той час, як за замовчуванням</text:p>
      <text:p text:style-name="P2">вирівнювання відбувається вправо;</text:p>
      <text:p text:style-name="P2">«+» - виведення знаку для додатного числа;</text:p>
      <text:p text:style-name="P43"><text:span text:style-name="T2">Р</text:span>озмір поля – <text:span text:style-name="T2">необов'язковий параметр, який</text:span> задає довжин<text:span text:style-name="T2">у</text:span> числа <text:span text:style-name="T2">або рядку, що виводиться, тобто кількість символів виводу</text:span>. <text:span text:style-name="T2">При цьому, я</text:span>кщо ширина поля недостатня, автоматично виконується його розширення;</text:p>
      <text:p text:style-name="P2">точність – задає точність числа, тобто кількість цифр <text:span text:style-name="T2">після десяткової крапки</text:span>;</text:p>
      <text:p text:style-name="P50"><text:span text:style-name="T2">Специфікація — </text:span>обов'язковий параметр<text:span text:style-name="T2">, який вказує на тип числа або на тип інформації, що виводиться. Кількість специфікацій повинна співпадати з кількістю змінних, що виводяться.</text:span></text:p>
      <text:p text:style-name="P3">У таблиці 1.4</text:p>
      <text:p text:style-name="P1"/>
      <text:p text:style-name="P1"/>
      <text:p text:style-name="P4">Форматоване введення</text:p>
      <text:p text:style-name="P4">Для вводу інформації довільного вигляду в мові C існує функція scanf. Специфікація функції в загальному вигляді:</text:p>
      <text:p text:style-name="P4">scanf (&lt;керуючий рядок&gt;, &lt; список адрес&gt;);</text:p>
      <text:p text:style-name="P4">Керуючий рядок має майже таку саму структуру та особливості, як і для функції <text:s/>printf().</text:p>
      <text:p text:style-name="P5"><text:span text:style-name="T3">Але, на</text:span> відміну від функції для виводу printf(), функція scanf () використовує у списку <text:span text:style-name="T3">не значення змінних, а їх </text:span><text:s/>адреси. <text:span text:style-name="T3">Д</text:span>ля одержання <text:span text:style-name="T3">адрес змінних</text:span> перед <text:span text:style-name="T3">її</text:span> іменем ставиться символ ”&amp;”, що позначає унарну операцію одержання адреси. <text:s/><text:span text:style-name="T3">Єдине виключення становить введення</text:span> значень змінних <text:span text:style-name="T3">типу рядку. Для нього не виконується одержання адреси та</text:span> символ ”&amp;” не використовується. </text:p>
      <text:p text:style-name="P5"><text:span text:style-name="T4">Для</text:span> <text:span text:style-name="T4">змінних типу </text:span>рядок <text:span text:style-name="T4">та число</text:span> вв<text:span text:style-name="T4">е</text:span>д<text:span text:style-name="T4">ення</text:span> <text:span text:style-name="T4">виконується</text:span> до першого <text:span text:style-name="T3">роздільника (</text:span>про<text:span text:style-name="T3">білу, табуляції або символу нового рядку)</text:span>. <text:s/></text:p>
      <text:p text:style-name="P4">Дану особливість ілюструє відповідна частина програми:</text:p>
      <text:p text:style-name="P4"/>
      <text:p text:style-name="P4"/>
      <text:p text:style-name="P4"/>
      <text:p text:style-name="P6">Л2</text:p>
      <text:p text:style-name="P6"/>
      <text:p text:style-name="P6">л1, л2</text:p>
      <text:p text:style-name="P6"/>
      <text:p text:style-name="P6"/>
      <text:p text:style-name="P6"/>
      <text:p text:style-name="P7">Оператор sizeof() має вигляд функції, яку можна застосо<text:span text:style-name="T34">в</text:span>увати як до констант або змінних, так і назв типів змінних, результат<text:span text:style-name="T34">о</text:span>м якої буде кількість байт, що відводяться під аргумент.</text:p>
      <text:p text:style-name="P7">Наприклад, sizеof(int) поверне кількість байт для розміщення змінної типу int (скоріше за все — 4).</text:p>
      <text:p text:style-name="P7"/>
      <text:p text:style-name="P8">Операції порівняння здебільшого використовуються в умовних виразах.</text:p>
      <text:p text:style-name="P8">Приклади умовних виразів:</text:p>
      <text:p text:style-name="P8"> <text:span text:style-name="T5">x&gt;</text:span>0,</text:p>
      <text:p text:style-name="P8"> '<text:span text:style-name="T5">c</text:span>'=='<text:span text:style-name="T5">C</text:span>',</text:p>
      <text:p text:style-name="P8"> '<text:span text:style-name="T5">F</text:span>'!='<text:span text:style-name="T5">f</text:span>',</text:p>
      <text:p text:style-name="P8"> <text:span text:style-name="T5">345</text:span>&gt;=2<text:span text:style-name="T5">4</text:span>5.</text:p>
      <text:p text:style-name="P8"><text:soft-page-break/></text:p>
      <text:p text:style-name="P8"><text:span text:style-name="T6">К</text:span>ожна умова <text:span text:style-name="T6">може</text:span> прийма<text:span text:style-name="T6">ти</text:span> значення "<text:span text:style-name="T7">І</text:span>ст<text:span text:style-name="T7">инно</text:span>" (true) або "<text:span text:style-name="T7">Х</text:span>ибно" (false). <text:span text:style-name="T6">На мові C</text:span> <text:span text:style-name="T6">р</text:span>езультатом умовного виразу <text:span text:style-name="T6">є</text:span> цілочисельне арифметичне значення. "<text:span text:style-name="T7">Істинно</text:span>" - це</text:p>
      <text:p text:style-name="P8"><text:span text:style-name="T7">будь-яка ціле </text:span>ненульова величина, а "<text:span text:style-name="T7">Х</text:span>ибно" — це <text:span text:style-name="T7">ціле значення рівне</text:span> нул<text:span text:style-name="T7">ю</text:span>. В більшості випадків в якості ненульового значення "<text:span text:style-name="T7">І</text:span>ст<text:span text:style-name="T7">инно</text:span>" використовується одиниця. Тобто, <text:span text:style-name="T7">можна вважати, що</text:span> 1- true, 0– false.</text:p>
      <text:p text:style-name="P8">Приклад:</text:p>
      <text:p text:style-name="P8">л4</text:p>
      <text:p text:style-name="P8"/>
      <text:p text:style-name="P8"/>
      <text:p text:style-name="P9">Умова хибна, якщо вона дорівнює нулю, в інших випадках (навіть при</text:p>
      <text:p text:style-name="P9">від’ємних значеннях) вона істинна. До того ж умова, що перевіряється,</text:p>
      <text:p text:style-name="P9">повинна бути скалярною величною (скоріше за все цілому), тобто зводитися до простого значення, яке можливо перевірити на рівність нулю. Саме тому не рекомендується використання змінних типу float або double в логічних виразах з використанням рівне та нерівне для перевірки умов з причини недостатньої точності подібних виразів.</text:p>
      <text:p text:style-name="P9"><text:span text:style-name="T10">Наприклад, для</text:span> перевірки значення дійсного числа рівним нулю краще скористатися <text:span text:style-name="T8">варіацією наступних</text:span> підход<text:span text:style-name="T8">ів</text:span>:</text:p>
      <text:p text:style-name="P9"/>
      <text:p text:style-name="P10">if(fabs(x)&lt;0.000001){ // <text:span text:style-name="T9">порівняння з даною точністю</text:span></text:p>
      <text:p text:style-name="P10"><text:s text:c="2"/>printf(«x is zero»);</text:p>
      <text:p text:style-name="P10">}</text:p>
      <text:p text:style-name="P10"/>
      <text:p text:style-name="P12">if(fabs(x)&gt;= DBL_EPSILON)){</text:p>
      <text:p text:style-name="P11">printf(«x is <text:span text:style-name="T8">not</text:span> zero»);</text:p>
      <text:p text:style-name="P12">}</text:p>
      <text:p text:style-name="P12"/>
      <text:p text:style-name="P13"/>
      <text:p text:style-name="P13">Тернарний оператор має наступну логіку роботи. Обчислюється вираз умови. Якщо цей вираз май ненульове значення, то виконується вираз_1. Результатом <text:span text:style-name="T35">команди з оператором</text:span> ?: в <text:span text:style-name="T35">цьому</text:span> випадку буде значення виразу_1. Якщо умова рівна нулю, то обчислюється вираз_2 і його значення буде результатом оператору. В будь - якому випадку обчислюється лише один із виразів (вираз_1 або вираз_2).</text:p>
      <text:p text:style-name="P13">Наприклад, дану операцію зручно використати для знаходження найбільшого з</text:p>
      <text:p text:style-name="P13">двох чисел x і y: max=(x&gt;y)?x:y;</text:p>
      <text:p text:style-name="P13">Приклад:</text:p>
      <text:p text:style-name="P13"/>
      <text:p text:style-name="P14"/>
      <text:p text:style-name="P14"/>
      <text:p text:style-name="P14"/>
      <text:p text:style-name="P41">Оператор-перемикач (або оператор альтернативи) switch призначений для вибору одного з декількох альтернативних шляхів виконання програми. Виконання оператору switch</text:p>
      <text:p text:style-name="P15">починається з обчислення значення виразу умови, тобто виразу міститься <text:s/>у круглих дужках</text:p>
      <text:p text:style-name="P15">після ключового слов<text:span text:style-name="T35">а</text:span> switch. Далі управління передається одному з</text:p>
      <text:p text:style-name="P15">&lt;операторів&gt; case. Оператор, що отримав управління - це той оператор, значення</text:p>
      <text:p text:style-name="P15">константи для варіанту якого <text:span text:style-name="T35">є рівним</text:span> значенн<text:span text:style-name="T35">ю</text:span> виразу <text:span text:style-name="T35">switch</text:span>.</text:p>
      <text:p text:style-name="P15">Гілка default може бути необовязковою та означає, що якщо жодна з вищенаведених умов не задовольняється (тобто вираз цілого типу не дорівнює жодному з<text:span text:style-name="T36">і</text:span> значень, що позначені у саse -операторах), то керування передається по замовчуванню в це місце програми. Якщо відповідно <text:s/>default немає, то в цьому випадку <text:s/>switch не виконає жодної дії.</text:p>
      <text:p text:style-name="P15">Треба також зазначити обов'язкове застосування оператора break у кожному</text:p>
      <text:p text:style-name="P15">з case - операторів (цей оператор застосовують для негайного припинення</text:p>
      <text:p text:style-name="P15">виконання операторів while, do, for, switch). Тобто у випадку наявності break, компілятор негайно передасть керування у точку програми, що слідує відразу за switch-блоком. </text:p>
      <text:p text:style-name="P15">У випадку ж відсутності break, керування <text:span text:style-name="T36">передається</text:span> («впаде») у наступний блок саse. </text:p>
      <text:p text:style-name="P15">Примітка. Більшість сучасних керівництво по стилю коду радять у жодному випадку, коли ви не викор<text:span text:style-name="T37">и</text:span>стовуєте break в коді, а навмисне бажаєте «впасти» - закоментувати цей випадок. </text:p>
      <text:p text:style-name="P15"><text:s/></text:p>
      <text:p text:style-name="P15">Приклад</text:p>
      <text:p text:style-name="P9"><text:s/></text:p>
      <text:p text:style-name="P9"/>
      <text:p text:style-name="P16">Л3</text:p>
      <text:p text:style-name="P16"/>
      <text:p text:style-name="P16">Нехай змінна типу вказівник має ім'я ptr, тоді значення, <text:span text:style-name="T37">яке йому</text:span> можна</text:p>
      <text:p text:style-name="P16">присвоїти — <text:span text:style-name="T37">це </text:span>адрес<text:span text:style-name="T37">а якоїсь іншої змінної</text:span> <text:span text:style-name="T37">отримана за</text:span> допомогою оператору (&amp;).</text:p>
      <text:p text:style-name="P52">Приклад:</text:p>
      <text:p text:style-name="P52">int variable; </text:p>
      <text:p text:style-name="P16"><text:span text:style-name="T38">int* </text:span>ptr = &amp;v<text:span text:style-name="T38">ariable</text:span>;</text:p>
      <text:p text:style-name="P16">Для того, щоб, навпаки, отримати значення за адресою в мовах C та C++ використовується операція непрямої адресації (розіменування) *. </text:p>
      <text:p text:style-name="P16">Оператор <text:span text:style-name="T11">розіменування</text:span> (унарний) * дозволяє звертатися до змінної через вказівник, який містить адресу цієї змінної. Цей оператор є унарним та має асоціативність зліва направо. Його не варто плутати з бінарною операцією множення.</text:p>
      <text:p text:style-name="P16"/>
      <text:p text:style-name="P18"><text:span text:style-name="T12">Можна сказати, що</text:span> операція <text:s/>* в деякому розумінні є оберненою до операції &amp;.</text:p>
      <text:p text:style-name="P16"/>
      <text:p text:style-name="P17">int *ptr_int; //вказівник на змінну цілого типу</text:p>
      <text:p text:style-name="P17">char *ptr_char; //вказівник на змінну символьного типу</text:p>
      <text:p text:style-name="P17">double *ptr_dbl; //вказівник на змінну з плаваючою крапкою</text:p>
      <text:p text:style-name="P17"/>
      <text:p text:style-name="P17"><text:span text:style-name="T12">Для адрес кожного з типів потрібно створювати різні типи</text:span> вказівників внаслідок того, що змінні різних типів <text:span text:style-name="T12">мають різний розмір в байтах (або так можна сказати, займають</text:span> різну кількість комірок пам'яті<text:span text:style-name="T12">)</text:span>. <text:span text:style-name="T12">Крім того,</text:span> для <text:span text:style-name="T12">багатьох</text:span> операцій з вказівниками необхідно знати об<text:span text:style-name="T39">сяг (місткість, розмір)</text:span> відведеної пам'яті. </text:p>
      <text:p text:style-name="P17"/>
      <text:p text:style-name="P17">Вказівники <text:span text:style-name="T13">можна </text:span>використову<text:span text:style-name="T13">вати</text:span> для роботи з масивами. <text:span text:style-name="T13">Наприклад,</text:span> розглянемо оголошення двовимірного масиву:</text:p>
      <text:p text:style-name="P17">int mas[4][2];</text:p>
      <text:p text:style-name="P17">int *ptr;</text:p>
      <text:p text:style-name="P17"><text:span text:style-name="T13">В</text:span>ираз ptr=mas <text:span text:style-name="T13">буде </text:span>вказу<text:span text:style-name="T13">вати</text:span> на першу колонку першого рядк<text:span text:style-name="T13">у</text:span> матриці. <text:span text:style-name="T13">Тобто, з</text:span>аписи mas</text:p>
      <text:p text:style-name="P17">і &amp;mаs[0][0] рівносильні. <text:span text:style-name="T13">Згідно з правилами додавання для вказівників</text:span> <text:span text:style-name="T13">в</text:span>ираз ptr+1 <text:span text:style-name="T13">буде вказувати</text:span> на mas[0][1]. <text:span text:style-name="T13">Д</text:span>алі <text:span text:style-name="T13">за ним слідують</text:span> елементи:</text:p>
      <text:p text:style-name="P17"><text:soft-page-break/>mas[1][0], mas[1][1], mas[2][0] і т. д.; ptr+5 вказує на mas[2][1].</text:p>
      <text:p text:style-name="P17">Двовимірні масиви розташовані в пам’яті так само як і одновимірні масиви,</text:p>
      <text:p text:style-name="P17">займаючи послідовні комірки пам’яті.</text:p>
      <text:p text:style-name="P17"/>
      <text:p text:style-name="P19">Таким чином, звичайний масив та робота з ним може бути представлена як робота з вказівником. Але крім цього, вказівники дозволяють робити дещо, що неможливо робити з масивами фіксованого розміру, наприклад, змінювати розмір під час виконання роботи.</text:p>
      <text:p text:style-name="P19"/>
      <text:p text:style-name="P19"/>
      <text:p text:style-name="P19"/>
      <text:p text:style-name="P19"/>
      <text:p text:style-name="P19"/>
      <text:p text:style-name="P53"><text:span text:style-name="T14">В С++ для роботи з динамічною </text:span>пам'яттю<text:span text:style-name="T14"> використовують не функції бібліотеки, а <text:s/>спеціальні оператори new і delete.</text:span></text:p>
      <text:p text:style-name="P44">За допомогою оператору new виділяється пам’ять під динамічний об’єкт, який створюється в</text:p>
      <text:p text:style-name="P44">процесі виконання програми. Оператор delete видаляє створений об’єкт з пам’яті.</text:p>
      <text:p text:style-name="P44">Приклад. Виділення пам’яті для динамічного масиву та звільнення її.</text:p>
      <text:p text:style-name="P44">В цьому прикладі, розмір динамічного масиву вводиться з клавіатури. Спочатку виділяється</text:p>
      <text:p text:style-name="P44">пам’ять під цей масив, а потім створений динамічний масив видаляється.</text:p>
      <text:p text:style-name="P44">...</text:p>
      <text:p text:style-name="P44">size_t n;</text:p>
      <text:p text:style-name="P44">scanf("%u",&amp;n); // n — розмірність масиву</text:p>
      <text:p text:style-name="P44">double *mas=new double[n]; // виділення пам’яті під масив</text:p>
      <text:p text:style-name="P44">delete [] mas; // звільнення пам’яті</text:p>
      <text:p text:style-name="P44">...</text:p>
      <text:p text:style-name="P48">Тут mas є вказівником на масив з n елементів. Операція int *mas=new int[n]</text:p>
      <text:p text:style-name="P45">виконує дві дії: </text:p>
      <text:p text:style-name="P45">оголошується змінна типу вказівник</text:p>
      <text:p text:style-name="P45">вказівнику надається адреса виділеної області пам’яті у для з заданого типу об’єкту.</text:p>
      <text:p text:style-name="P48">Для цього прикладу можна задати наступну еквівалентну послідовність операторів:</text:p>
      <text:p text:style-name="P44">...</text:p>
      <text:p text:style-name="P45">double *mas;</text:p>
      <text:p text:style-name="P46">size_t n;</text:p>
      <text:p text:style-name="P44">scanf("%u",&amp;n); // n — розмірність масиву</text:p>
      <text:p text:style-name="P45">mas=new double[n];// виділення пам’яті під масив</text:p>
      <text:p text:style-name="P44">delete [] mas;// звільнення пам’яті</text:p>
      <text:p text:style-name="P20"/>
      <text:p text:style-name="P44">Якщо оператор new не може виділити потрібний <text:span text:style-name="T40">розмір</text:span> пам’яті, то</text:p>
      <text:p text:style-name="P44">результатом операції new є нульовий вказівник <text:span text:style-name="T41">або відповідне виключення</text:span>.</text:p>
      <text:p text:style-name="P44">Іноді при програмуванні виникає необхідність створення багатовимірних динамічних</text:p>
      <text:p text:style-name="P44">об’єктів. Програмісти - початківці за аналогією з поданим способом створення одновимірних</text:p>
      <text:p text:style-name="P44">динамічних масивів для двовимірного динамічного масиву розмірності n*k часто пишуть</text:p>
      <text:p text:style-name="P44">наступну команду</text:p>
      <text:p text:style-name="P47">mas=new int[n][k]; // Невірно! - <text:s/>error: cannot convert ‘double (*)[]’ to ‘double**’ </text:p>
      <text:p text:style-name="P20"/>
      <text:p text:style-name="P49">Але такий спосіб виділення пам’яті не дасть вірного результату. Наведемо приклад створення</text:p>
      <text:p text:style-name="P44">двовимірного масиву.</text:p>
      <text:p text:style-name="P20"><text:span text:style-name="T14">Приклад:</text:span> </text:p>
      <text:p text:style-name="P20"/>
      <text:p text:style-name="P20"/>
      <text:p text:style-name="P20"/>
      <text:p text:style-name="P20"/>
      <text:p text:style-name="P20"><text:soft-page-break/></text:p>
      <text:p text:style-name="P20"/>
      <text:p text:style-name="P21"><text:span text:style-name="T15">Вміст</text:span> рядк<text:span text:style-name="T15">у</text:span> <text:span text:style-name="T15">може бути </text:span>доступн<text:span text:style-name="T15">им</text:span> через вказівники на них, тому будь - який вираз типу</text:p>
      <text:p text:style-name="P21">"вказівник на char" <text:span text:style-name="T15">(char*)</text:span> можна вважати рядком.</text:p>
      <text:p text:style-name="P22"><text:span text:style-name="T15">Слід</text:span> <text:span text:style-name="T15">мати </text:span>на увазі, що рядок вигляду "х" - не те саме, що символ 'x'. </text:p>
      <text:p text:style-name="P22">Перша відмінність : 'x' - об'єкт одного з основних типів даних мови C (<text:span text:style-name="T15">типу </text:span>char),</text:p>
      <text:p text:style-name="P21">в той час, як "х" - об'єкт похідного типу (масиву елементів типу char ). Друга</text:p>
      <text:p text:style-name="P21">різниця : "х" насправді складається з двох символів - символу 'x' і <text:span text:style-name="T42">нульового </text:span>символу.</text:p>
      <text:p text:style-name="P21"/>
      <text:p text:style-name="P21">Функції введення рядків.</text:p>
      <text:p text:style-name="P21"/>
      <text:p text:style-name="P23">Для ініціалізації рядку достатньо прирівняти змінну типу char* до виразу лапках (але при цьому потрібно бути впев<text:span text:style-name="T43">н</text:span>еним, що для масиву char* виділена потрібна память!).</text:p>
      <text:p text:style-name="P21"/>
      <text:p text:style-name="P21">Основна відмінність між scanf() і gets () полягає у способі визначенні досягнення кінця рядка; функція scanf() призначена для читання слова, а не рядка. Функція scanf () м<text:span text:style-name="T16">оже бути застосована декількома варіантами</text:span>. Для кожного з них рядок починається з першого не</text:p>
      <text:p text:style-name="P21">порожнього символу. Якщо використовувати <text:span text:style-name="T16">специфікатор</text:span> %s , то рядок продовжується до (але не включаючи) наступного порожнього символу (пробіл, табуляція або новий</text:p>
      <text:p text:style-name="P21">рядок). Якщо визначити розмір поля як %<text:span text:style-name="T17">7</text:span>s , то функція scanf () <text:span text:style-name="T16">або</text:span> прочитає</text:p>
      <text:p text:style-name="P21"><text:span text:style-name="T17">7</text:span> символів або ж прочитає послідовність символів до будь-якого</text:p>
      <text:p text:style-name="P21">першого порожнього символу. <text:span text:style-name="T17">Можна також використати наступні опції</text:span></text:p>
      <text:p text:style-name="P21"/>
      <text:p text:style-name="P21"/>
      <text:p text:style-name="P24">Примітка. Нульовий символ \0 - це не цифра 0; ц<text:span text:style-name="T44">е</text:span>й символ не виводиться на консоль і в</text:p>
      <text:p text:style-name="P24">таблиці символів ASCII має номер 0. Крім того, наявність нульового символу в рядку</text:p>
      <text:p text:style-name="P24">передбачає, що розмір масиву <text:span text:style-name="T18">типу</text:span> char повинен бути принаймні на одиницю більше, ніж <text:span text:style-name="T19">кількість</text:span> символів, які необхідно розміщувати в рядку. Наприклад, оголошення</text:p>
      <text:p text:style-name="P24">char str[11];</text:p>
      <text:p text:style-name="P24">передбачає, що рядок містить може містити максимум 10 символів.</text:p>
      <text:p text:style-name="P24"/>
      <text:p text:style-name="P24"/>
      <text:p text:style-name="P25">Стандартна бібліотека мови програмування C містить бібліотеку функцій для роботи з</text:p>
      <text:p text:style-name="P25">рядками. Всі ці функції починаються з літер str. Для того, щоб використовувати одну</text:p>
      <text:p text:style-name="P26">або декілька функції необхідно <text:span text:style-name="T45">включити в програму за допомогою директиви #include </text:span>файл string.h. <text:span text:style-name="T23">В цьому файлі містяться прототипи багатьох функцій, що працюють з рядками символів. Всі ці функції працюють з рядками, що закінчуються нульовим символом. Розглянемо деякы з них.</text:span></text:p>
      <text:p text:style-name="P25"/>
      <text:p text:style-name="P27">Довжина рядку. Для визначення довжини рядка використовується функція strlen(). </text:p>
      <text:p text:style-name="P27"><text:span text:style-name="T20">С</text:span>интаксис <text:span text:style-name="T20">функції</text:span>:</text:p>
      <text:p text:style-name="P27">size_t strlen(const char *s);</text:p>
      <text:p text:style-name="P27">Функція strlen() повертає довжину рядка s</text:p>
      <text:p text:style-name="P27"/>
      <text:p text:style-name="P28">Наступний код встановить змінну len рівною довжині рядка, що заданий вказівником:</text:p>
      <text:p text:style-name="P28"/>
      <text:p text:style-name="P28"/>
      <text:p text:style-name="P29">Копіювання рядків. Оператор присвоювання для рядків не визначений. Тому,</text:p>
      <text:p text:style-name="P29">якщо s1 і s2 – символьні масиви, то неможливо скопіювати один рядок в інший</text:p>
      <text:p text:style-name="P29">наступним чином.</text:p>
      <text:p text:style-name="P29"/>
      <text:p text:style-name="P29"><text:soft-page-break/>Помітимо, що оскільки рядки — це вказівники, то просте присвоювання одного рядку іншому не робить копіювання, а скоріше повторну ініціалізацію масиву char. </text:p>
      <text:p text:style-name="P29">Для присвоювання рядків, тобто для копіювання одного рядку в інший, необхідно викликати функцію копіювання рядків strcpy(). Для двох рядків s1 і s2 типу char* функція </text:p>
      <text:p text:style-name="P29">strcpy(s1,s2);</text:p>
      <text:p text:style-name="P29">копіює символи, що адресуються вказівником s2 в пам’ять, що адресується</text:p>
      <text:p text:style-name="P29">вказівником s1, включаючи прикінцеві нулі.</text:p>
      <text:p text:style-name="P29">Для копіювання рядків також можна використовувати функцію strncpy (), яка дозволяє</text:p>
      <text:p text:style-name="P29">обмежувати кількість символів, що копіюються.</text:p>
      <text:p text:style-name="P29">strncpy(destantion, source, 5);</text:p>
      <text:p text:style-name="P29">Дана функція скопіює 5 символів із рядка source в рядок destantion. Якщо</text:p>
      <text:p text:style-name="P29">символів в рядку source менше, ніж вказане число символів, що копіюються, то</text:p>
      <text:p text:style-name="P29">байти, що не використовуються, встановлюються рівними нулю.</text:p>
      <text:p text:style-name="P29">Примітка. Функції для роботи з рядками, в імені яких міститься додаткова літера n</text:p>
      <text:p text:style-name="P29">мають додатковий числовий параметр, що певним чином обмежує кількість</text:p>
      <text:p text:style-name="P29">символів, з якими працює функція.</text:p>
      <text:p text:style-name="P29">Додав<text:span text:style-name="T46">а</text:span>ння (конк<text:span text:style-name="T46">а</text:span>тин<text:span text:style-name="T46">а</text:span>ція або злиття) рядків.</text:p>
      <text:p text:style-name="P29">Конкатенація двох рядків означає їх об’єднання, при цьому створюється новий,</text:p>
      <text:p text:style-name="P29">довший рядок. Наприклад, при оголошенні рядка</text:p>
      <text:p text:style-name="P29">char first[]= “Один ” ;</text:p>
      <text:p text:style-name="P29">оператор</text:p>
      <text:p text:style-name="P29">strcat(first, «два три чотири!»);</text:p>
      <text:p text:style-name="P29">перетворить рядок first в рядок «Один два три чотири».</text:p>
      <text:p text:style-name="P29"/>
      <text:p text:style-name="P29">Для коректної роботи функції strcat(s1,s2) потрібно, щоби перший аргумент</text:p>
      <text:p text:style-name="P29">типу char * був ініціалізований і мав достатньо місця, щоб зберегти результат. Якщо один з аргументів, наприклад, s2 вказує на нульовий рядок, то оператор</text:p>
      <text:p text:style-name="P29">strcat(s1,s2); </text:p>
      <text:p text:style-name="P29"><text:s/><text:span text:style-name="T47">буде викликати</text:span> помилку роботи <text:span text:style-name="T47">з </text:span>памят<text:span text:style-name="T47">тю</text:span>.</text:p>
      <text:p text:style-name="P29">Функція strcat () повертає адресу рядка результату (що співпадає з її першим</text:p>
      <text:p text:style-name="P29">параметром), <text:span text:style-name="T21">і це</text:span> дає можливість використати «каскад» декількох викликів</text:p>
      <text:p text:style-name="P29">функцій :</text:p>
      <text:p text:style-name="P29">strcat(strcat(s1,s2),s3);</text:p>
      <text:p text:style-name="P29">Цей оператор додає рядок, що адресує s2 і рядок, що адресує s3 , до кінця рядка,</text:p>
      <text:p text:style-name="P29">що адресує s1, <text:span text:style-name="T21">тобто код</text:span> еквівалентн<text:span text:style-name="T21">ий</text:span> двом операторам:</text:p>
      <text:p text:style-name="P29">strcat(s1,s2);</text:p>
      <text:p text:style-name="P29">strcat(s1,s3);</text:p>
      <text:p text:style-name="P29">Повний список прототипів функцій роботи з рядками можна знайти в таблиці</text:p>
      <text:p text:style-name="P29">4.2.</text:p>
      <text:p text:style-name="P29"/>
      <text:p text:style-name="P29">Порівняння рядків.</text:p>
      <text:p text:style-name="P29"/>
      <text:p text:style-name="P29">Функція strcmp() призначена для порівняння двох рядків. Синтаксис функції :</text:p>
      <text:p text:style-name="P29">int strcmp(const char *s1, const char*s2);</text:p>
      <text:p text:style-name="P29">Функція strcmp () порівнює рядки s1 і s2 і повертає значення 0, якщо рядки рівні,</text:p>
      <text:p text:style-name="P29">тобто містять одн<text:span text:style-name="T21">у</text:span> й т<text:span text:style-name="T21">у</text:span> <text:span text:style-name="T21">саму кількість</text:span> однакових символів. <text:span text:style-name="T48">Під порівнянням</text:span> рядків розуміє<text:span text:style-name="T49">ться</text:span> їх порівняння в лексикографічному порядку, приблизно так, як</text:p>
      <text:p text:style-name="P29">наприклад, в словнику. У функції насправді здійснюється посимвольне</text:p>
      <text:p text:style-name="P29">порівняння рядків.</text:p>
      <text:p text:style-name="P29">Кожний символ рядка s1 порівнюється з відповідним символом рядка s2 . Якщо</text:p>
      <text:p text:style-name="P29">s1 лексикографічно більше за s2, то функція strcmp () повертає додатне значення,</text:p>
      <text:p text:style-name="P29"><text:soft-page-break/>якщо менше, то – від’ємне. <text:span text:style-name="T22">Що саме це за значення, строго кажучи, залежить від вашої платформи, тому радять використовувати <text:s/>цю функцію лише для перевірки того, що два рядки тотожно рівні.</text:span></text:p>
      <text:p text:style-name="P29"/>
      <text:p text:style-name="P29"/>
      <text:p text:style-name="P29"/>
      <text:p text:style-name="P30">Дані функції дозволяють працювати з кожним байтом рядку в межах вказаного буферу. Також вони можуть <text:s/>використовуватися для порівняння вмісту двох буферів. Наприклад:</text:p>
      <text:p text:style-name="P32"><text:span text:style-name="T27">memcpy(char* dest, char src*, size_t n)</text:span> — копіювання символів (байтів) з одного буферу в інший, поки не буде</text:p>
      <text:p text:style-name="P30">скопійовано визначену кількість символів</text:p>
      <text:p text:style-name="P35">Приклад.</text:p>
      <text:p text:style-name="P35">Char dest[10] = «»;</text:p>
      <text:p text:style-name="P35">char* src = «123456789»; </text:p>
      <text:p text:style-name="P35">memcpy(dest,src, 5); // dest = 12345</text:p>
      <text:p text:style-name="P30"/>
      <text:p text:style-name="P30"/>
      <text:p text:style-name="P30"/>
      <text:p text:style-name="P30">memcmp(<text:span text:style-name="T28">char *s1, char*s2</text:span>) — порівнює вказану кількість символів з двох буферів лекс<text:span text:style-name="T50">ико</text:span>графічно.</text:p>
      <text:p text:style-name="P30"/>
      <text:p text:style-name="P30">Також слід відмітити бібліотеку для роботи з символами <text:s/>ctype.h</text:p>
      <text:p text:style-name="P30"/>
      <text:p text:style-name="P30">Бібліотека та заголов<text:span text:style-name="T51">о</text:span>чний файл ctype.h містить прототипи функцій, що призначені для роботи з окремими літерами.</text:p>
      <text:p text:style-name="P30">Наступні функції повертають ненульове значення (істина), коли їх аргумент задовольняють</text:p>
      <text:p text:style-name="P30">певну умову або нуль в іншому випадку.</text:p>
      <text:p text:style-name="P30">Наприклад:</text:p>
      <text:p text:style-name="P31">int isupper(int c) — <text:span text:style-name="T24">повертає 1, якщо </text:span>символ с є великою літерою;</text:p>
      <text:p text:style-name="P31">int isalnum(int c) — <text:span text:style-name="T24">повертає 1, якщо </text:span>символ с є <text:span text:style-name="T25">літерою</text:span> або цифрою;</text:p>
      <text:p text:style-name="P31">int isalpha(int c) — <text:span text:style-name="T24">повертає 1,якщо </text:span>символ с є <text:span text:style-name="T25">літер</text:span>ою.</text:p>
      <text:p text:style-name="P31"/>
      <text:p text:style-name="P31"/>
      <text:p text:style-name="P33">Є в цій бі<text:span text:style-name="T52">б</text:span>ліотеці також функції для пе<text:span text:style-name="T53">в</text:span>них перетворень символів:</text:p>
      <text:p text:style-name="P34">Наприклад:</text:p>
      <text:p text:style-name="P31">int tolower(int c) —перетворення літери у нижній регістр;</text:p>
      <text:p text:style-name="P31">int strtol(int c) — перетвор<text:span text:style-name="T26">ює</text:span> <text:span text:style-name="T24">символ</text:span> у ціле число;</text:p>
      <text:p text:style-name="P29"/>
      <text:p text:style-name="P29"/>
      <text:p text:style-name="P29"/>
      <text:p text:style-name="P36">Написання програм середнього та високого рівня складності часто потребує</text:p>
      <text:p text:style-name="P36">розбиття програми на структурні частини. Таке розбиття великої програми на частини зменшує ризик виникнення помилок, покр<text:span text:style-name="T54">а</text:span>щує розробку та можливість повторного використання програмного коду завдяки його структуруванню.</text:p>
      <text:p text:style-name="P36">Крім того, у випадку якщо деяка частина програмного коду повторюється декілька разів або є близькими за змістом, то можна записати його як підпрограму або функцію, яку</text:p>
      <text:p text:style-name="P36">потім можна викликати кі<text:span text:style-name="T55">ль</text:span>ка разів за її іменем. Таким чином, відбувається</text:p>
      <text:p text:style-name="P36">економія пам’яті, зменшення та спрощення коду програми, тощо.</text:p>
      <text:p text:style-name="P36">Таким чином, можна вкзати, що функція – це частина програми або підпрограма, яка має такі властивості чи ознаки:</text:p>
      <text:p text:style-name="P36"> <text:span text:style-name="T29">функція </text:span>є логічно самостійною частиною програми;</text:p>
      <text:p text:style-name="P37"> <text:span text:style-name="T29">функція </text:span>має ім’я, на основі якого здійснюється виклик функції (виконання функції).</text:p>
      <text:p text:style-name="P36"><text:soft-page-break/>Для імені функції справджуються правила задавання імен-ідентифікаторів</text:p>
      <text:p text:style-name="P36">мови C++;</text:p>
      <text:p text:style-name="P37"> <text:span text:style-name="T29">функція </text:span>може містити список параметрів, які передаються їй для обробки або</text:p>
      <text:p text:style-name="P36">використання. Якщо функція не містить списку <text:span text:style-name="T29">аргументі</text:span>в, то така</text:p>
      <text:p text:style-name="P36">функція називається функцією без <text:span text:style-name="T29">аргументів (параметрів)</text:span>;</text:p>
      <text:p text:style-name="P38"> <text:span text:style-name="T29">функція </text:span>може повертати (не обов’язково) деяке значення. У випадку, якщо функція</text:p>
      <text:p text:style-name="P36">не повертає ніякого значення, тоді вказується ключове слово void;</text:p>
      <text:p text:style-name="P39"> <text:span text:style-name="T29">функція </text:span>має власний програмний код, який береться у фігурні дужки { } і ви<text:span text:style-name="T30">конує певні команди</text:span>. Програмний код функції, реалізований в фігурних дужках, називається “тіло функції”. </text:p>
      <text:p text:style-name="P39">Використання функцій у програмах дає такі переваги:</text:p>
      <text:p text:style-name="P36"> <text:span text:style-name="T31">більш </text:span>компактна організація програми шляхом зручного виклику програмного</text:p>
      <text:p text:style-name="P36">коду за його іменем, як<text:span text:style-name="T31">ий</text:span> може зустрічатись повторюватись <text:span text:style-name="T31">декілька разів</text:span>;</text:p>
      <text:p text:style-name="P36"> економія пам’яті, розміру вихідного та <text:span text:style-name="T31">виконуваного</text:span> коду і т.д.;</text:p>
      <text:p text:style-name="P36"> зменшення ризику виникнення помилок для великих <text:span text:style-name="T31">програм</text:span>;</text:p>
      <text:p text:style-name="P36"> підвищення читабельності програмного коду.</text:p>
      <text:p text:style-name="P36">Функцію в С++ можна розглядати:</text:p>
      <text:p text:style-name="P36"> як один з похідних <text:span text:style-name="T31">(складених)</text:span> типів даних </text:p>
      <text:p text:style-name="P40"> як мінімальний виконуваний модуль програми (підпрограму).</text:p>
      <text:p text:style-name="P40"/>
      <text:p text:style-name="P54"><text:span text:style-name="T74"><text:line-break/>Функція може повертати деяке (лиш одне!) значення або жодного.<text:line-break/>Це значення і є результат виконання функції, який при виконанні програми підставляється в точку виклику функції, де б цей виклик не зустрівся. Мова C також дозволяє використовувати<text:line-break/>функції, що не мають аргументів і функції, що не повертають ніяких значень. Такі функції, наприклад, дозволяють виконувати зміну значень деяких змінних, виведення<text:line-break/>на друк деяких текстів і тому подібне.<text:line-break/>Таким чином [тип результату] - будь-який базовий або раніше описаний тип<text:line-break/>(за винятком масиву і функції), що повертається функцією. Функція<text:line-break/>може нічого і не повертати — це необов’язковий параметр. Якщо функція нічого не повертає, то тип результату за замовчуванням буде цілий (int) (це правило стосується майже всіх стандартних компіляторів C, але з деякими виключеннями).<text:line-break/>Якщо тип описаний ключовим словом (або точніше кажучи, неповним типом) void, то це значить, що функція не повертає жодного значення.<text:line-break/>Якщо функція повертає результат, то в тілі функції є необхідним оператор return &lt;вираз&amp;gt;;, де &lt;вираз&amp;gt; вказує значення, що збігається з типом результату.<text:line-break/>Тип результату, який повертається функцією, в разі, якщо функція не повертає ніякого значення, специфікується типом void і функція називається “порожньою”.<text:line-break/><text:line-break/>Ім'я функції<text:line-break/>&lt;ім’я_функції&amp;gt; — або main для головної функції, або довільний ідентифікатор.<text:line-break/><text:line-break/>Після визначення функцію можна багаторазово викликати та використовувати у програмі для<text:line-break/>виконання однотипних дій над різними змінними.<text:line-break/><text:line-break/>Виклик функції<text:line-break/><text:line-break/>Виклик функції — це команда, яка дозволяє приймати результат, що розрахований функцією. Якщо вираз функції використовується як окремий оператор (тобто не<text:line-break/>у виразі), то значення, котре повертає функція втрачається. Якщо функція задекларовані як та що має тип void (тобто не повертає значення) але використовується в деякому виразі, то її результат вважається невизначеним (тобто цей код не є коректним).<text:line-break/></text:span><text:soft-page-break/><text:span text:style-name="T74">Існує два способи виклику функцій:<text:line-break/>&lt;ім'я функцїї&amp;gt; (&lt;список фактичних параметрів&amp;gt;)<text:line-break/>чи<text:line-break/>змінна = &lt;ім'я функцїї&amp;gt; (&lt;список фактичних параметрів&amp;gt;)<text:line-break/>або<text:line-break/>(*&lt;вказівник на функцію&amp;gt;)(&lt;список фактичних параметрів&amp;gt;)<text:line-break/>чи<text:line-break/>змінна = (*&lt;вказівник на функцію&amp;gt;)(&lt;список фактичних параметрів&amp;gt;).<text:line-break/><text:line-break/>Список фактичних параметрів (аргументів) - або сигнатура функції, є переліком виразів, кількість повиннна дорівнювати кількості формальних параметрів функції. Між формальними і фактичними параметрами повинна бути відповідність за типами. В якості фактичних параметрів можна використовувати змінні, визначені та ініціалізовані<text:line-break/>у програмі типами, що відповідають типам формальних параметрів. Також як фактичні параметри можуть виступати явно задані константні значення.<text:line-break/><text:line-break/>Якщо функція повертає значення, її виклик можна використати у правій частині<text:line-break/>операції присвоювання з метою передачі результату функції змінній, тип якої<text:line-break/>збігається з типом функції, що викликається.<text:line-break/>Вказівником на функцію є деякий вираз, значенням якого є адреса цієї функції.<text:line-break/><text:line-break/>Як вже було відзначено, якщо функція не повертає значення, тоді вона повинна починатися з ключового слова<text:line-break/><text:line-break/>Глобальні змінні, які описані в файлі за межами всіх функцій, тобто, наприклад, на початку програми,<text:line-break/>звуться глобальними (в даному прикладі — це змінна m). До глобальних змінних можна звернутися та використати з будь - якої функції та блока всієї програми.<text:line-break/>Зокрема, глобальні змінні чи об'єкти можуть використовуватися для повернення результату<text:line-break/>функції. Тобто в підпрограмі можна не використовувати команди return, а<text:line-break/>передати значення головній програмі або в іншу функцію можна відразу в тілі підпрограми, надавши значення глобальній змінній. Такий підхід можна використати в невеличкій програмі, яку треба запускати один-два рази, але такий підхід не є гарним та професійним, через те, що в цьому випадку підпрограму стає неможливо багаторазово використовувати для зміни<text:line-break/>значень різним глобальним об’єктам.<text:line-break/><text:line-break/>Аргумент функції пов'язує підпрограму з її оточенням. Ці параметри (аргументи) функції використовуються тільки для передачі інформації між оточенням та підпрограмою.<text:line-break/>Тобто змінні, які описуються в круглих дужках функції створюються (ініціалізуються) в момент виклику підпрограми.<text:line-break/>При виклику функції в операції виклику перераховуються фактичні параметри, які повинні мати значення. Ці значення передаються формальним параметрам. Змінні, що описані як аргументи функції є тимчасовими локальними змінними, необхідними для виконання під підпрограми і є цілком схованими в середині підпрограми. По завершенню роботи підпрограми локальні об’єкти знищуються.<text:line-break/>Іншими словами, формальні параметри – це змінні, що приймають значення аргументів<text:line-break/>(параметрів) функції. Якщо функція має декілька аргументів (параметрів), їх тип<text:line-break/>та імена розділяються комою ‘ , ‘. Формальні параметри функції локалізовані в ній і<text:line-break/>недоступні для будь-яких інших функцій.<text:line-break/>Список формальних аргументів має такий вигляд:<text:line-break/>([const] тип 1 [параметр 1], [const] тип 2 [параметр 2], . . .)<text:line-break/></text:span><text:soft-page-break/><text:span text:style-name="T74">У списку формальних аргументів для кожного параметра треба вказати його тип<text:line-break/>(не можна групувати параметри одного типу, вказавши їх тип один раз).<text:line-break/>При виклику функції, що має аргументи, компілятор здійснює копіювання копій<text:line-break/>формальних аргументів в стек.<text:line-break/><text:line-break/>Виклик функції встановлює фактичний параметр. У даному прикладі фактичний параметр це змінна a та константа 23.<text:line-break/>При виклику функції фактичні параметри копіюються в спеціальні комірки<text:line-break/>пам’яті в стеку (стек – частина пам’яті). Це є шлях який дозволяє встановити значення формальних параметрів. І він використовує стек пам'яті.<text:line-break/>Оскільки фактичні параметри копіюються в стек, то зміна значень формальних<text:line-break/>параметрів в тілі функції не змінить значень фактичних параметрів тому що там містяться не самі змінні, а їх копії.<text:line-break/>Область видимості формальних параметрів функції визначена межами тіла<text:line-break/>функції, в якій вони описані. Так, у прикладі який записаний нижче аргумент n цілого типу має область видимості в межах фігурних дужок { }.<text:line-break/>Приклад. Функція, що знаходить факторіал цілого числа n.<text:line-break/><text:line-break/>за значенням і за посиланням. При передачі параметра по значенню<text:line-break/>аргументом може бути довільний вираз, значення якого і передається в<text:line-break/>підпрограму. При передачі параметра по посиланню значенням може бути тільки<text:line-break/>змінна (як проста, так і похідна або складна, наприклад, вказівник, структура, клас тощо).<text:line-break/><text:line-break/></text:span>В мові C та С++ всі аргументи передаються зазвичай по значенню, а для передачі аргументу по посиланню в підпрограму передається адреса потрібної змінної з допомогою операції отримання адреси об'єкта (&amp;).<text:line-break/>Вказівники дозволяють в одній змінній зберігати адрес іншої змінної. Для<text:line-break/>роботи з вказівниками для передачі змінних у програму використовуються дві операції: отримання адреси змінної<text:line-break/>(&amp;) та вибір значення змінної з використанням вказівника (*). Щоб вказати<text:line-break/>компілятору те, що змінна є вказівником на значення деякого типу, перед іменем<text:line-break/>змінної ставлять зірочку(*) - з іншого боку про це можна сказати, що аргумент визначений як адреса на деякий тип.<text:line-break/>У мові С++ визначено декілька способів передачі параметрів і повернення<text:line-break/>результату обчислень функцій, серед них найбільш розповсюджене використання<text:line-break/>набули:<text:line-break/>Виклик функції з передачею параметрів<text:line-break/>Виклик функції з передачею параметрів за допомогою формальних<text:line-break/>аргументів-значень або передача аргументів за значенням (Call- By -Value). Це є<text:line-break/>проста передача копій змінних у функцію. У цьому випадку зміна значень<text:line-break/>параметрів в тілі функції не змінить значення, що передавались у функцію ззовні<text:line-break/>(при її виклику)</text:p>
      <text:p text:style-name="Text_20_body"/>
      <text:p text:style-name="Text_20_body"/>
      <text:p text:style-name="Text_20_body"/>
      <text:p text:style-name="Text_20_body">окремий тип. Елементи з яких складається структура, звуться полями.</text:p>
      <text:p text:style-name="Text_20_body">Слід зазначити, що на відміну від масивів, які є однорідними об'єктами, тобто складаються з елементів одного типу, структура може бути неоднорідною.</text:p>
      <text:p text:style-name="Text_20_body">Прикладом структури може служити опис людини чи, наприклад працівника:</text:p>
      <text:p text:style-name="Text_20_body"><text:soft-page-break/>Він описується набором атрибутів, таких, як ідентифікаційний номер, ім'я, дата народження, стать, адреса, зарплата. Своєю чергою, деякі з цих елементів чи атрибутів самі можуть виявитися структурами. Наприклад: дата народження (складається з цілих представлень року, місяця та дати), адреса (рядки для представлення вулиці та міста, номер дому та квартири й т. п.) мають декілька компонент, а, отже, задекларовані як структури.</text:p>
      <text:p text:style-name="Text_20_body"/>
      <text:p text:style-name="Text_20_body"/>
      <text:p text:style-name="Text_20_body">Наведена в прикладі структура має три частини, які називаються елементами або полями структури. Для того, щоб програма мала можливість працювати зі структурами необхідно виконати три базові дії:</text:p>
      <text:p text:style-name="Text_20_body">- декларація структури, тобто встановлення формату структури;</text:p>
      <text:p text:style-name="Text_20_body">- визначення змінної, яка відповідає даній декларації та формату;</text:p>
      <text:p text:style-name="Text_20_body">- реалізувати за допомогою функцій або напряму доступ до окремих компонентів або в цілому до всіх потрібних атрибутів структури.</text:p>
      <text:p text:style-name="Text_20_body">Розглянемо наступний приклад.</text:p>
      <text:p text:style-name="Text_20_body">//Тут достатньо великі константи MAXNAZVA та MAXAVTOR визначені заздалегідь, наприклад, за допомогою макросів в програмі.</text:p>
      <text:p text:style-name="Text_20_body">struct book {</text:p>
      <text:p text:style-name="Text_20_body">char name[MAXNAZVA];</text:p>
      <text:p text:style-name="Text_20_body">char author[MAXAVTOR];</text:p>
      <text:p text:style-name="Text_20_body">float price;</text:p>
      <text:p text:style-name="Text_20_body">};</text:p>
      <text:p text:style-name="Text_20_body"/>
      <text:p text:style-name="Text_20_body">Опис (декларація) структури може бути розташований як всередині функцій, так і глобально в програмі. Якщо декларація структури міститься всередині функції, то структура може використовуватись лише всередині цієї функції. </text:p>
      <text:p text:style-name="Text_20_body"/>
      <text:p text:style-name="Text_20_body">Ці дві форми відповідають двом значенням поняття «структура». Одно з даних значень — це структура-шаблон. Шаблон вказує компілятору, як представити дані, але для них не виділяється пам’ять, він лише визначає форму структури.</text:p>
      <text:p text:style-name="Text_20_body">Імена елементів і тегів без жодних колізій можуть збігатися з іменами звичайних змінних (тобто не полів структури). Більш того, одні і ті самі імена елементів можуть зустрічатися в різних структурах, хоча, згідно з гарним стилем програмування, краще однакові імена давати тільки близьким по сенсу об'єктам.</text:p>
      <text:p text:style-name="Text_20_body"/>
      <text:p text:style-name="Text_20_body"><text:soft-page-break/></text:p>
      <text:p text:style-name="Text_20_body">Приклад:</text:p>
      <text:p text:style-name="Text_20_body">Так, наприклад для анкети службовця можна вибрати такі імена:</text:p>
      <text:p text:style-name="Text_20_body">table_number - табельний номер;</text:p>
      <text:p text:style-name="Text_20_body">ріb - прізвище, ім’я, по батькові;</text:p>
      <text:p text:style-name="Text_20_body">gender- стать;</text:p>
      <text:p text:style-name="Text_20_body">salary - зарплата;</text:p>
      <text:p text:style-name="Text_20_body">Всі ці поняття можна об'єднати в таку, наприклад, структуру:</text:p>
      <text:p text:style-name="Text_20_body">struct anketa {</text:p>
      <text:p text:style-name="Text_20_body">int table_number;</text:p>
      <text:p text:style-name="Text_20_body">char pib[30];</text:p>
      <text:p text:style-name="Text_20_body">char date[10];</text:p>
      <text:p text:style-name="Text_20_body">int gender;</text:p>
      <text:p text:style-name="Text_20_body">char addres[40];</text:p>
      <text:p text:style-name="Text_20_body">double salary;</text:p>
      <text:p text:style-name="Text_20_body">};</text:p>
      <text:p text:style-name="Text_20_body">Друге значення, поняття “структура” - це змінна - структура, яка створюється на</text:p>
      <text:p text:style-name="Text_20_body">наступному етапі. Створення структурної змінної робиться за допомогою такого</text:p>
      <text:p text:style-name="Text_20_body">опису:</text:p>
      <text:p text:style-name="Text_20_body">struct book odna;</text:p>
      <text:p text:style-name="Text_20_body">Обробляючи цю команду, компілятор створює змінну odna і використовуючи шаблон book виділяє пам’ять для двох символьних масивів змінної дійсного типу та інших полів структри. При визначенні змінної - структури шаблон book відіграє таку ж роль, як слова int i float для більш простих описів. Для комп’ютеру визначення</text:p>
      <text:p text:style-name="Text_20_body">struct book odna;</text:p>
      <text:p text:style-name="Text_20_body">є скороченим варіантом опису:</text:p>
      <text:p text:style-name="Text_20_body">struct book {</text:p>
      <text:p text:style-name="Text_20_body">char name[MAXNAZVA];</text:p>
      <text:p text:style-name="Text_20_body">char author[MAXAVTOR];</text:p>
      <text:p text:style-name="Text_20_body">float price;</text:p>
      <text:p text:style-name="Text_20_body">};</text:p>
      <text:p text:style-name="Text_20_body"/>
      <text:p text:style-name="Text_20_body"><text:soft-page-break/></text:p>
      <text:p text:style-name="Text_20_body">В цьому прикладі визначення структури є зовнішнім, а змінна типу структури описана всередині функції. Для ініціалізації структури використовується синтаксис ініціалізації за допомогою фігурних дужок, подібний тому, який використовується при ініціалізації масивів:</text:p>
      <text:p text:style-name="Text_20_body"/>
      <text:p text:style-name="Text_20_body"/>
      <text:p text:style-name="Text_20_body">В цьому випадку використовується список ініціалізаторів розділених комами і взятий у фігурні дужки. Кожне конкретне значення (ініціалізатор) повинно відповідати типу поля структури, якому присвоюється початкове значення. Тому можна одночасно присвоїти полю структури book з назвою name значення типу рядок, а полю price — числове значення. Тут для гарного стилю коду, кожному елементу відводиться власний рядок ініціалізації, але насправді компілятору достатньо того, щоб значення були розділені комами.</text:p>
      <text:p text:style-name="Text_20_body">Ініціалізацію полів структури слід здійснювати або при її описі, або в тілі програми. При описі структури і</text:p>
      <text:p text:style-name="Text_20_body"/>
      <text:p text:style-name="Text_20_body"/>
      <text:p text:style-name="Text_20_body"/>
      <text:p text:style-name="Text_20_body"/>
      <text:p text:style-name="Text_20_body">Є, щонайменше, дві причини для того, щоб використовувати вказівники на структури:</text:p>
      <text:p text:style-name="Text_20_body"> вказівники займають менше місця в пам'яті;</text:p>
      <text:p text:style-name="Text_20_body"> в деяких оголошеннях даних використовуються структури, які містять вказівники на інші структури.</text:p>
      <text:p text:style-name="Text_20_body">Оголошення вказівника на структуру може виглядати наступним чином:</text:p>
      <text:p text:style-name="Text_20_body">struct book *dn;</text:p>
      <text:p text:style-name="Text_20_body">Спочатку йде службове слово struct ,потім назва структури book , оператор розіменування * і ім’я вказівника. Це оголошення не створює нову структуру, але дозволяє використовувати вказівник dn для позначення будь - якої наявної структури типу book.</text:p>
      <text:p text:style-name="Text_20_body">Вказівник ініціалізується таким чином, що вказує на структуру.</text:p>
      <text:p text:style-name="Text_20_body"/>
      <text:p text:style-name="Text_20_body"/>
      <text:p text:style-name="Text_20_body">Тут вказівник х2 вказує на елемент х1[0]. Цей вказівник використовується для отримання значення поля х1[0]. Це можна зробити двома шляхами:</text:p>
      <text:p text:style-name="Text_20_body">1. За допомогою оператору - &gt;. Цей оператор складається з дефіса (-) і</text:p>
      <text:p text:style-name="Text_20_body">символу “більше”(&gt;). Іншими словами, вказівник на структуру разом з оператором - &gt; має</text:p>
      <text:p text:style-name="Text_20_body"><text:soft-page-break/>той самий зміст, який має ім’я самої структури, після якого застосовується оператор доступу</text:p>
      <text:p text:style-name="Text_20_body">“крапка”(.).</text:p>
      <text:p text:style-name="Text_20_body">2. Ту саму операцію можна виконати напряму за допомогою операторів розіменування та оператору доступу:</text:p>
      <text:p text:style-name="Text_20_body">Оскільки х2= =&amp;x1[0], то і *x2= =x1[0], так як оператор &amp; і * є оберненими операціями. </text:p>
      <text:p text:style-name="Text_20_body">Тобто наступі два варіанти еквівалентні:</text:p>
      <text:p text:style-name="Text_20_body">х1[0].zarob</text:p>
      <text:p text:style-name="Text_20_body">(*x2).zarob</text:p>
      <text:p text:style-name="Text_20_body">Дужки необхідні, оскільки пріоритет оператору * нижчий за пріоритет оператору .</text:p>
      <text:p text:style-name="Text_20_body"/>
      <text:p text:style-name="Text_20_body">Рядок форматування вміщує об’єкти трьох типів:</text:p>
      <text:p text:style-name="Text_20_body"> - рядок звичайних символів, який виводяться у файл та/або керуючі символи (для початку з нового рядка, табуляції, звукового сигналу та ін.);</text:p>
      <text:p text:style-name="Text_20_body"> специфікації перетворення, кожна з яких викликає виведення на екран значення чергового аргументу зі списку аргументів.</text:p>
      <text:p text:style-name="Text_20_body"/>
      <text:p text:style-name="Text_20_body">Специфікація розпочинається символом % і закінчується символом, який задає перетворення. Між цими знаками може стояти:</text:p>
      <text:p text:style-name="Text_20_body">- знак мінус “ - ”, який вказує, що параметр при виведенні повинен вирівнюватися по лівому краю. Інакше вирівнювання по правому краю;</text:p>
      <text:p text:style-name="Text_20_body">- рядок цифр, який задає розмір поля для виведення. Там також може бути ще крапка, яка відділяє розмір поля від наступного рядка цифр, що визначає розмір поля для виведення розрядів після коми для дійсних типів float, double, long double;</text:p>
      <text:p text:style-name="Text_20_body">- символ довжини l , який вказує на тип long ;</text:p>
      <text:p text:style-name="Text_20_body">Далі вказується специфікатор типу інформації виведення (перетворення).</text:p>
      <text:p text:style-name="Text_20_body">Типи специфікаторів такі самі як в таблиці 1.4.</text:p>
      <text:p text:style-name="Text_20_body"/>
      <text:p text:style-name="Text_20_body">Функції роботи з файлами на диску</text:p>
      <text:p text:style-name="Text_20_body">Часто, для того, щоб виконання операцій читання запису та читання в файл необхідно</text:p>
      <text:p text:style-name="Text_20_body">застосовувати функцію fflush, яка забезпечує запис ще не збереженої інформації</text:p>
      <text:p text:style-name="Text_20_body">із буфера в файл. Вона має наступний формат:</text:p>
      <text:p text:style-name="Text_20_body">int fflush (вказівник_на_файл);</text:p>
      <text:p text:style-name="Text_20_body"><text:soft-page-break/>Функція повертає ціле число EOF у разі помилки виконання, та ціле число 0 в разі успішного виконання операції.</text:p>
      <text:p text:style-name="Text_20_body">Після завершення роботи з файлом його потрібно закрити. Це виконується командою fclose, яка має наступний формат:</text:p>
      <text:p text:style-name="Text_20_body">int fclose(вказівник_на_файл);</text:p>
      <text:p text:style-name="Text_20_body">Для видалення файлу на диску слугує функція remove. Вона має наступний</text:p>
      <text:p text:style-name="Text_20_body">формат:</text:p>
      <text:p text:style-name="Text_20_body">int remove(“ім’я_файлу”);</text:p>
      <text:p text:style-name="Text_20_body">Для зміни імені файлу на диску є функція rename , яка має наступний формат:</text:p>
      <text:p text:style-name="Text_20_body">int rename(“старе_ім’я_файлу”, “нове_ім’я_файлу”);</text:p>
      <text:p text:style-name="Text_20_body">У разі успішності виконання функцій remove, rename вони повертають ціле число 0, та деяке ненульове значення у іншому випадку.</text:p>
      <text:p text:style-name="Text_20_body"/>
      <text:p text:style-name="Text_20_body">Виведення/ Запис у файл</text:p>
      <text:p text:style-name="Text_20_body">Форматоване введення/виведення даних у текстовий файл на зразок операцій введення/виведення на консоль здійснюється за допомогою функцій </text:p>
      <text:p text:style-name="Text_20_body"/>
      <text:p text:style-name="Text_20_body"/>
      <text:p text:style-name="Text_20_body">Для введення та виведення даних у файл по одному символу за операції можна використовувати функції fgetc та fputc відповідно, які мають наступний формат:</text:p>
      <text:p text:style-name="Text_20_body">int fgetc(вказівник_на_файл);</text:p>
      <text:p text:style-name="Text_20_body">int fputc(вказівник_на_файл);</text:p>
      <text:p text:style-name="Text_20_body">Функція fgetc повертає наступний символ із файлу (як ціле число), на який вказує відповідний маркер доступу до файлу (тобто в поточному місці), або EOF в разі помилки. Функція fputs записує символ у файл, на якому знаходиться маркер, та повертає записаний символ, або EOF у випадку помилки.</text:p>
      <text:p text:style-name="Text_20_body">Для введення - виведення рядків до файлу</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4T17:27:37.666457979</meta:creation-date>
    <dc:date>2021-04-15T17:06:41.913418065</dc:date>
    <meta:editing-duration>PT4H42M54S</meta:editing-duration>
    <meta:editing-cycles>144</meta:editing-cycles>
    <meta:generator>LibreOffice/5.1.2.2$Linux_X86_64 LibreOffice_project/10m0$Build-2</meta:generator>
    <meta:document-statistic meta:table-count="0" meta:image-count="0" meta:object-count="0" meta:page-count="15" meta:paragraph-count="330" meta:word-count="4558" meta:character-count="32316" meta:non-whitespace-character-count="28003"/>
  </office:meta>
</office:document-meta>
</file>